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986in" fo:margin-left="-0.0417in" fo:margin-top="0in" fo:margin-bottom="0in" table:align="left"/>
    </style:style>
    <style:style style:name="Table1.A" style:family="table-column">
      <style:table-column-properties style:column-width="0.9097in"/>
    </style:style>
    <style:style style:name="Table1.B" style:family="table-column">
      <style:table-column-properties style:column-width="0.8882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Standard">
      <style:text-properties officeooo:rsid="000105fc" officeooo:paragraph-rsid="000105fc"/>
    </style:style>
    <style:style style:name="P2" style:family="paragraph" style:parent-style-name="Standard">
      <style:paragraph-properties fo:text-align="center" style:justify-single-word="false"/>
      <style:text-properties officeooo:rsid="000105fc" officeooo:paragraph-rsid="000105fc"/>
    </style:style>
    <style:style style:name="P3" style:family="paragraph" style:parent-style-name="Standard">
      <style:text-properties officeooo:rsid="000105fc" officeooo:paragraph-rsid="0002c711"/>
    </style:style>
    <style:style style:name="P4" style:family="paragraph" style:parent-style-name="Standard">
      <style:text-properties officeooo:rsid="0002c711" officeooo:paragraph-rsid="0002c711"/>
    </style:style>
    <style:style style:name="P5" style:family="paragraph" style:parent-style-name="Standard">
      <style:paragraph-properties fo:text-align="center" style:justify-single-word="false"/>
      <style:text-properties officeooo:rsid="0002c711" officeooo:paragraph-rsid="0002c711"/>
    </style:style>
    <style:style style:name="P6" style:family="paragraph" style:parent-style-name="Standard">
      <style:text-properties fo:font-weight="bold" officeooo:rsid="000105fc" officeooo:paragraph-rsid="000105fc" style:font-weight-asian="bold" style:font-weight-complex="bold"/>
    </style:style>
    <style:style style:name="P7" style:family="paragraph" style:parent-style-name="Standard">
      <style:text-properties officeooo:rsid="000365d5" officeooo:paragraph-rsid="000365d5"/>
    </style:style>
    <style:style style:name="P8" style:family="paragraph" style:parent-style-name="Standard">
      <style:paragraph-properties fo:text-align="center" style:justify-single-word="false"/>
      <style:text-properties officeooo:rsid="000365d5" officeooo:paragraph-rsid="000365d5"/>
    </style:style>
    <style:style style:name="P9" style:family="paragraph" style:parent-style-name="Standard">
      <style:paragraph-properties fo:text-align="center" style:justify-single-word="false"/>
      <style:text-properties fo:font-weight="bold" officeooo:rsid="000105fc" officeooo:paragraph-rsid="000105fc" style:font-weight-asian="bold" style:font-weight-complex="bold"/>
    </style:style>
    <style:style style:name="P10" style:family="paragraph" style:parent-style-name="Standard">
      <style:text-properties fo:font-weight="bold" officeooo:rsid="0002c711" officeooo:paragraph-rsid="0002c711" style:font-weight-asian="bold" style:font-weight-complex="bold"/>
    </style:style>
    <style:style style:name="P11" style:family="paragraph" style:parent-style-name="Standard">
      <style:text-properties fo:font-weight="bold" officeooo:rsid="0004a307" officeooo:paragraph-rsid="0004a307" style:font-weight-asian="bold" style:font-weight-complex="bold"/>
    </style:style>
    <style:style style:name="P12" style:family="paragraph" style:parent-style-name="Standard">
      <style:text-properties officeooo:rsid="000105fc" officeooo:paragraph-rsid="0004a307"/>
    </style:style>
    <style:style style:name="P13" style:family="paragraph" style:parent-style-name="Standard">
      <style:text-properties officeooo:rsid="0004a307" officeooo:paragraph-rsid="0004a307"/>
    </style:style>
    <style:style style:name="P14" style:family="paragraph" style:parent-style-name="Standard">
      <style:paragraph-properties fo:text-align="start" style:justify-single-word="false">
        <style:tab-stops/>
      </style:paragraph-properties>
    </style:style>
    <style:style style:name="P15" style:family="paragraph" style:parent-style-name="Standard">
      <style:paragraph-properties fo:text-align="end" style:justify-single-word="false">
        <style:tab-stops/>
      </style:paragraph-properties>
    </style:style>
    <style:style style:name="T1" style:family="text">
      <style:text-properties officeooo:rsid="0002c711"/>
    </style:style>
    <style:style style:name="T2" style:family="text">
      <style:text-properties officeooo:rsid="000365d5"/>
    </style:style>
    <style:style style:name="T3" style:family="text">
      <style:text-properties officeooo:rsid="0004a307"/>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he Truth.it Network – <text:span text:style-name="T1">A distributed oracle </text:span><text:span text:style-name="T2">on solana </text:span><text:span text:style-name="T1">for binary decisions</text:span></text:p>
      <text:p text:style-name="P9"/>
      <text:p text:style-name="P2"/>
      <text:p text:style-name="P5">Lukas Saul, Robert Gludo, Jong Gludo</text:p>
      <text:p text:style-name="P5">Vermont Secure Computing Consultancy</text:p>
      <text:p text:style-name="P8">March 2025</text:p>
      <text:p text:style-name="P1"/>
      <text:p text:style-name="P4"/>
      <text:p text:style-name="P10">Abstract</text:p>
      <text:p text:style-name="P1"/>
      <text:p text:style-name="P1">The Truth.it network is a simple distributed oracle for the purposes of answering <text:span text:style-name="T2">binary</text:span> questions <text:span text:style-name="T3">about real world events for resolving contracts</text:span>. <text:s/><text:span text:style-name="T2">The answers are provided on behalf of </text:span><text:span text:style-name="T1">smart contracts </text:span><text:span text:style-name="T2">which need </text:span><text:span text:style-name="T1">to act </text:span><text:span text:style-name="T2">depending </text:span><text:span text:style-name="T1">on the </text:span><text:span text:style-name="T2">outcome of</text:span><text:span text:style-name="T1"> </text:span><text:span text:style-name="T2">the </text:span><text:span text:style-name="T1">events</text:span>. <text:s/>We explain here the basic motivation of the network and its operation. <text:s text:c="2"/></text:p>
      <text:p text:style-name="P1"/>
      <text:p text:style-name="P1"/>
      <text:p text:style-name="P6">The need for <text:span text:style-name="T1">binary </text:span>oracles</text:p>
      <text:p text:style-name="P1"/>
      <text:p text:style-name="P1">Financial contracts such as futures contracts, prediction markets, sports betting, and insurance, all involve a payout to certain parties <text:span text:style-name="T1">based on </text:span>an event <text:span text:style-name="T1">which </text:span>occurs in the real world. <text:s/>Typically these are handled by a trusted central party who decides the outcome of the event in the contract and triggers the payouts to the proper entities/ </text:p>
      <text:p text:style-name="P1"/>
      <text:p text:style-name="P1">While this system works adequately in most instances, there are reasons that participants would prefer a decentralized model. <text:s/>The decider of the payouts could be compromised, and <text:span text:style-name="T1">a custodian </text:span>could lose the funds or pay out the wrong parties. <text:s/>If the nature of the contracts is sensitive, or the amount of value in the contract too large, the position as the centralized decision maker for a contract could also come with risks. <text:s text:c="4"/></text:p>
      <text:p text:style-name="P1"/>
      <text:p text:style-name="P1">For these reasons, many have explored the possibility of a decentralized truth network which can be called to determine the outcome of a contract. <text:s/><text:span text:style-name="T2">The Hivemind project (Paul Sztorc, 2015) is such a system which </text:span><text:span text:style-name="T3">sources the decisions to a distributed network of decision makers. <text:s/>More recently, the UMA network (uma.xyz) and the Pyth network (pyth.network) both seek to perform oracle functions, for slightly different applications. <text:s/>The Truth.It network differs in that it specifically targets binary decisions, and is built with simplicity and stability in mind, without issuance of a token vulnerable to market manipulations. <text:s/></text:span><text:s text:c="5"/></text:p>
      <text:p text:style-name="P1"/>
      <text:p text:style-name="P6">The Truth.it Network</text:p>
      <text:p text:style-name="P1"/>
      <text:p text:style-name="P1">The Truth.it network is built on a smart contract to be deployed on a decentralized network. <text:s/><text:span text:style-name="T1">For th</text:span><text:span text:style-name="T3">is</text:span><text:span text:style-name="T1"> prototype we use the Solana network.</text:span> <text:s/></text:p>
      <text:p text:style-name="P1"/>
      <text:p text:style-name="P1">The network relies on a large group volunteers <text:span text:style-name="T2">(“</text:span><text:span text:style-name="T3">registered truth providers</text:span><text:span text:style-name="T2">”) </text:span>to answer question<text:span text:style-name="T3">s</text:span> of interest. <text:s/>The <text:span text:style-name="T3">truth providers </text:span><text:span text:style-name="T1">have the incentive of receiving </text:span>a reward: a portion of the fees paid to the network by the contract or distributed application (dapp) which is calling the network <text:span text:style-name="T1">to determine an appropriate action</text:span>. <text:s text:c="2"/></text:p>
      <text:p text:style-name="P1"/>
      <text:p text:style-name="P12">Participants put a deposit into the Truth.it contract to declare their intention to be eligible as voters, <text:span text:style-name="T1">and to enable their voting record to be used for reputation</text:span>. <text:s/><text:span text:style-name="T3">The deposit is required to help limit Sybil attacks in which many accounts are created simultaneously. <text:s/>The deposit can be claimed in full by participants who wish to leave the network and receive their deposit. <text:s/></text:span><text:s text:c="2"/></text:p>
      <text:p text:style-name="P12"/>
      <text:p text:style-name="P12"><text:soft-page-break/>When a contract or dapp needs the answer to a question, the question is added to the Truth.it, <text:span text:style-name="T1">and funds can be added</text:span> which will be split up among those voters who agreed with <text:span text:style-name="T1">the </text:span>consensus <text:span text:style-name="T1">answer</text:span>. <text:s/><text:span text:style-name="T3">An address is published for which any funds added will be split between those truth providers who agreed with the consensus response. <text:s/></text:span></text:p>
      <text:p text:style-name="P12"/>
      <text:p text:style-name="P11">Commit and Reveal <text:s/></text:p>
      <text:p text:style-name="P13"/>
      <text:p text:style-name="P13">The reward for truth providers goes to those who have voted with the consensus. <text:s/>For this reason, the votes must be kept hidden while the voting procedure continues, so that it is not possible to check the results and determine the consensus vote before voting. <text:s/>To enable this the Truth.IT network uses a commit stage, and a reveal stage. <text:s/>In the commit state, the truth providers can commit to a vote by publishing their vote hashed with a temporary password, so that the public cannot see the vote. <text:s/>In the reveal stage, no further voting is permitted, and the truth providers publish their password so that their vote is revealed and tallied. <text:s/></text:p>
      <text:p text:style-name="P13"/>
      <text:p text:style-name="P13">After the reveal stage is over, all relevant information is available on the smart contract and the block chain, so that any Dapp which has interest in the result can use the fraction of voters and all related information in any way they desire. <text:s/>In particular, it is likely that any contract consuming data from the Truth.IT network will have some cutoff in the fraction of truth votes which precipitates the action of the contract. <text:s/>For example, a sports betting site might require a 80% or more agreement between Truth.IT truth providers to enable the appropriate payout, with lower consensus rates triggering a refund to all participants. <text:s/></text:p>
      <text:p text:style-name="P13"/>
      <text:p text:style-name="P13"><text:span text:style-name="T4">Reputation</text:span> <text:s/></text:p>
      <text:p text:style-name="P13"/>
      <text:p text:style-name="P13">As a further protection against rapid registrations and manipulation, the Truth.IT network uses a reputation score to weight truth providers more heavily if they have a history of being honest participants. <text:s/>To calculate the weighting, a logarithmic structure is used so that the reputation increases fastest at first but then reaches a plateau and cannot further increase. <text:s text:c="2"/>The solana network is not friendly to floating point functions, and so we use the following table to calculate the weighting for a truth providers vote: <text:s/></text:p>
      <text:p text:style-name="P13"/>
      <text:p text:style-name="P13">R+C<text:tab/><text:tab/>W</text:p>
      <table:table table:name="Table1" table:style-name="Table1">
        <table:table-column table:style-name="Table1.A"/>
        <table:table-column table:style-name="Table1.B"/>
        <table:table-row table:style-name="Table1.1">
          <table:table-cell table:style-name="Table1.A1" office:value-type="string">
            <text:p text:style-name="P14"><text:span text:style-name="T3">0</text:span>-6</text:p>
          </table:table-cell>
          <table:table-cell table:style-name="Table1.A1" office:value-type="string">
            <text:p text:style-name="P14">(1-6)</text:p>
          </table:table-cell>
        </table:table-row>
        <table:table-row table:style-name="Table1.1">
          <table:table-cell table:style-name="Table1.A1" office:value-type="string">
            <text:p text:style-name="P14">7-9</text:p>
          </table:table-cell>
          <table:table-cell table:style-name="Table1.A1" office:value-type="string">
            <text:p text:style-name="P15">7</text:p>
          </table:table-cell>
        </table:table-row>
        <table:table-row table:style-name="Table1.1">
          <table:table-cell table:style-name="Table1.A1" office:value-type="string">
            <text:p text:style-name="P14">10-12</text:p>
          </table:table-cell>
          <table:table-cell table:style-name="Table1.A1" office:value-type="string">
            <text:p text:style-name="P15">8</text:p>
          </table:table-cell>
        </table:table-row>
        <table:table-row table:style-name="Table1.1">
          <table:table-cell table:style-name="Table1.A1" office:value-type="string">
            <text:p text:style-name="P14">13-17</text:p>
          </table:table-cell>
          <table:table-cell table:style-name="Table1.A1" office:value-type="string">
            <text:p text:style-name="P15">9</text:p>
          </table:table-cell>
        </table:table-row>
        <table:table-row table:style-name="Table1.1">
          <table:table-cell table:style-name="Table1.A1" office:value-type="string">
            <text:p text:style-name="P14">18-25</text:p>
          </table:table-cell>
          <table:table-cell table:style-name="Table1.A1" office:value-type="string">
            <text:p text:style-name="P15">10</text:p>
          </table:table-cell>
        </table:table-row>
        <table:table-row table:style-name="Table1.1">
          <table:table-cell table:style-name="Table1.A1" office:value-type="string">
            <text:p text:style-name="P14">26-34</text:p>
          </table:table-cell>
          <table:table-cell table:style-name="Table1.A1" office:value-type="string">
            <text:p text:style-name="P15">11</text:p>
          </table:table-cell>
        </table:table-row>
        <table:table-row table:style-name="Table1.1">
          <table:table-cell table:style-name="Table1.A1" office:value-type="string">
            <text:p text:style-name="P14">35-46</text:p>
          </table:table-cell>
          <table:table-cell table:style-name="Table1.A1" office:value-type="string">
            <text:p text:style-name="P15">12</text:p>
          </table:table-cell>
        </table:table-row>
        <table:table-row table:style-name="Table1.1">
          <table:table-cell table:style-name="Table1.A1" office:value-type="string">
            <text:p text:style-name="P14">47-62</text:p>
          </table:table-cell>
          <table:table-cell table:style-name="Table1.A1" office:value-type="string">
            <text:p text:style-name="P15">13</text:p>
          </table:table-cell>
        </table:table-row>
        <table:table-row table:style-name="Table1.1">
          <table:table-cell table:style-name="Table1.A1" office:value-type="string">
            <text:p text:style-name="P14">63-87</text:p>
          </table:table-cell>
          <table:table-cell table:style-name="Table1.A1" office:value-type="string">
            <text:p text:style-name="P15">14</text:p>
          </table:table-cell>
        </table:table-row>
        <table:table-row table:style-name="Table1.1">
          <table:table-cell table:style-name="Table1.A1" office:value-type="string">
            <text:p text:style-name="P14">88-118</text:p>
          </table:table-cell>
          <table:table-cell table:style-name="Table1.A1" office:value-type="string">
            <text:p text:style-name="P15">15</text:p>
          </table:table-cell>
        </table:table-row>
        <table:table-row table:style-name="Table1.1">
          <table:table-cell table:style-name="Table1.A1" office:value-type="string">
            <text:p text:style-name="P14">119-163</text:p>
          </table:table-cell>
          <table:table-cell table:style-name="Table1.A1" office:value-type="string">
            <text:p text:style-name="P15">16</text:p>
          </table:table-cell>
        </table:table-row>
        <table:table-row table:style-name="Table1.1">
          <table:table-cell table:style-name="Table1.A1" office:value-type="string">
            <text:p text:style-name="P14">164-224</text:p>
          </table:table-cell>
          <table:table-cell table:style-name="Table1.A1" office:value-type="string">
            <text:p text:style-name="P15">17</text:p>
          </table:table-cell>
        </table:table-row>
        <table:table-row table:style-name="Table1.1">
          <table:table-cell table:style-name="Table1.A1" office:value-type="string">
            <text:p text:style-name="P14">225-308</text:p>
          </table:table-cell>
          <table:table-cell table:style-name="Table1.A1" office:value-type="string">
            <text:p text:style-name="P15">18</text:p>
          </table:table-cell>
        </table:table-row>
        <table:table-row table:style-name="Table1.1">
          <table:table-cell table:style-name="Table1.A1" office:value-type="string">
            <text:p text:style-name="P14">&gt;308</text:p>
          </table:table-cell>
          <table:table-cell table:style-name="Table1.A1" office:value-type="string">
            <text:p text:style-name="P15">19</text:p>
          </table:table-cell>
        </table:table-row>
      </table:table>
      <text:p text:style-name="Standard"/>
      <text:p text:style-name="P13"/>
      <text:p text:style-name="P13">In this table, R is the number of times a truth provider has revealed a vote, C is the number of times a truth provider has voted with consensus, and W is the weighting that is used when determining the payout and the final tally of votes. <text:s text:c="2"/></text:p>
      <text:p text:style-name="P11"><text:soft-page-break/>Rent and Transaction Fees</text:p>
      <text:p text:style-name="P7"/>
      <text:p text:style-name="P13">Transaction fees on the Truth.IT network are paid by the parties initiating the transaction. <text:s/>This means that voters who collect their rewards must pay the fee for that transaction, question creators must pay the relevant fee for creating a question, etc. <text:s/>Further, any data stored on the network will be maintained by the one who initialized the data, and closed (deleted) upon withdrawal of deposit.</text:p>
      <text:p text:style-name="P13"/>
      <text:p text:style-name="P13"><text:s text:c="2"/></text:p>
      <text:p text:style-name="P3"/>
      <text:p text:style-name="P3"/>
      <text:p text:style-name="P3"><text:s text:c="3"/></text:p>
      <text:p text:style-name="P1"/>
      <text:p text:style-name="P1"><text:s text:c="12"/></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18:38:20.509924901</meta:creation-date>
    <dc:date>2025-03-31T17:25:27.627391543</dc:date>
    <meta:editing-duration>P21DT2H52M54S</meta:editing-duration>
    <meta:editing-cycles>4</meta:editing-cycles>
    <meta:generator>LibreOffice/7.4.7.2$Linux_X86_64 LibreOffice_project/40$Build-2</meta:generator>
    <meta:document-statistic meta:table-count="1" meta:image-count="0" meta:object-count="0" meta:page-count="3" meta:paragraph-count="55" meta:word-count="959" meta:character-count="5796" meta:non-whitespace-character-count="4806"/>
  </office:meta>
</office:document-meta>
</file>